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0.897cm"/>
    </style:style>
    <style:style style:name="gr2" style:family="graphic" style:parent-style-name="standard">
      <style:graphic-properties draw:textarea-horizontal-align="justify" draw:textarea-vertical-align="top" draw:auto-grow-height="false" fo:min-height="2.671cm" fo:min-width="6.231cm"/>
    </style:style>
    <style:style style:name="gr3" style:family="graphic" style:parent-style-name="standard">
      <style:graphic-properties draw:textarea-horizontal-align="justify" draw:textarea-vertical-align="top" draw:auto-grow-height="false" fo:min-height="5.973cm" fo:min-width="6.231cm"/>
    </style:style>
    <style:style style:name="gr4" style:family="graphic" style:parent-style-name="standard">
      <style:graphic-properties draw:fill="none" draw:opacity="24%" draw:textarea-horizontal-align="justify" draw:textarea-vertical-align="middle" draw:auto-grow-height="false" fo:min-height="1.147cm" fo:min-width="5.704cm"/>
    </style:style>
    <style:style style:name="gr5" style:family="graphic" style:parent-style-name="Object_20_with_20_no_20_fill_20_and_20_no_20_line">
      <style:graphic-properties draw:ole-draw-aspect="1"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5.704cm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5.705cm"/>
    </style:style>
    <style:style style:name="gr8" style:family="graphic" style:parent-style-name="standard">
      <style:graphic-properties draw:textarea-horizontal-align="justify" draw:textarea-vertical-align="top" draw:auto-grow-height="false" fo:min-height="16.895cm" fo:min-width="7.247cm"/>
    </style:style>
    <style:style style:name="gr9" style:family="graphic" style:parent-style-name="standard">
      <style:graphic-properties draw:textarea-horizontal-align="justify" draw:textarea-vertical-align="top" draw:auto-grow-height="false" fo:min-height="2.671cm" fo:min-width="20.418cm"/>
    </style:style>
    <style:style style:name="gr10" style:family="graphic" style:parent-style-name="standard">
      <style:graphic-properties draw:textarea-horizontal-align="justify" draw:textarea-vertical-align="top" draw:auto-grow-height="false" fo:min-height="12.396cm" fo:min-width="20.418cm"/>
    </style:style>
    <style:style style:name="gr11" style:family="graphic" style:parent-style-name="standard">
      <style:graphic-properties draw:textarea-horizontal-align="justify" draw:textarea-vertical-align="middle" draw:auto-grow-height="false" fo:min-height="1.147cm" fo:min-width="6.195cm"/>
    </style:style>
    <style:style style:name="gr12" style:family="graphic" style:parent-style-name="standard">
      <style:graphic-properties draw:textarea-horizontal-align="justify" draw:textarea-vertical-align="top" draw:auto-grow-height="false" fo:min-height="23.297cm" fo:min-width="21.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weight="bold" style:font-weight-asian="bold" style:font-weight-complex="bold"/>
    </style:style>
    <style:style style:name="P5" style:family="paragraph">
      <loext:graphic-properties draw:fill="none" draw:opacity="24%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7cm" svg:height="1.397cm" svg:x="3.159cm" svg:y="9.255cm">
          <text:p text:style-name="P1"><text:span text:style-name="T1">x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1.397cm" svg:x="4.759cm" svg:y="9.255cm">
          <text:p text:style-name="P1"><text:span text:style-name="T1">x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1.397cm" svg:x="6.359cm" svg:y="9.255cm">
          <text:p text:style-name="P1"><text:span text:style-name="T1">x</text:span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1.397cm" svg:x="7.959cm" svg:y="9.255cm">
          <text:p text:style-name="P1"><text:span text:style-name="T1">x</text:span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731cm" svg:height="2.921cm" svg:x="2.905cm" svg:y="7.985cm">
          <text:p text:style-name="P3"><text:span text:style-name="T3">param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731cm" svg:height="6.223cm" svg:x="2.905cm" svg:y="11.087cm">
          <text:p text:style-name="P3"><text:span text:style-name="T3">pre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6.204cm" svg:height="1.397cm" svg:x="3.158cm" svg:y="12.3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" draw:layer="layout" svg:width="3.576cm" svg:height="0.936cm" svg:x="4.564cm" svg:y="12.61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g>
          <draw:custom-shape draw:style-name="gr6" draw:text-style-name="P1" draw:layer="layout" svg:width="6.204cm" svg:height="1.397cm" svg:x="3.158cm" svg:y="14.0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" draw:layer="layout" svg:width="3.596cm" svg:height="0.936cm" svg:x="4.564cm" svg:y="14.262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custom-shape draw:style-name="gr7" draw:text-style-name="P1" draw:layer="layout" svg:width="6.205cm" svg:height="1.397cm" svg:x="3.158cm" svg:y="15.6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" draw:layer="layout" svg:width="3.585cm" svg:height="0.936cm" svg:x="4.564cm" svg:y="15.913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frame draw:style-name="gr5" draw:text-style-name="P1" draw:layer="layout" svg:width="0.758cm" svg:height="0.576cm" svg:x="5.884cm" svg:y="19.13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1" draw:layer="layout" svg:width="0.758cm" svg:height="0.576cm" svg:x="5.884cm" svg:y="22.12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8" draw:text-style-name="P4" draw:layer="layout" svg:width="7.747cm" svg:height="17.145cm" svg:x="2.397cm" svg:y="6.588cm">
          <text:p text:style-name="P3"><text:span text:style-name="T3">a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731cm" svg:height="2.921cm" svg:x="2.905cm" svg:y="17.51cm">
          <text:p text:style-name="P3"><text:span text:style-name="T3">ad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731cm" svg:height="2.921cm" svg:x="2.905cm" svg:y="20.612cm">
          <text:p text:style-name="P3"><text:span text:style-name="T3">de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0.918cm" svg:height="2.921cm" svg:x="11.705cm" svg:y="7.985cm">
          <text:p text:style-name="P3"><text:span text:style-name="T3">param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0.918cm" svg:height="12.646cm" svg:x="11.705cm" svg:y="11.087cm">
          <text:p text:style-name="P3"><text:span text:style-name="T3">p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695cm" svg:height="1.397cm" svg:x="11.958cm" svg:y="12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6.672cm" svg:height="0.997cm" svg:x="12.029cm" svg:y="12.61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1" draw:layer="layout" svg:width="0.758cm" svg:height="0.576cm" svg:x="22.084cm" svg:y="25.53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1" draw:layer="layout" svg:width="0.758cm" svg:height="0.576cm" svg:x="22.084cm" svg:y="28.5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2" draw:text-style-name="P4" draw:layer="layout" svg:width="21.68cm" svg:height="23.547cm" svg:x="11.197cm" svg:y="6.588cm">
          <text:p text:style-name="P3"><text:span text:style-name="T3">a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0.918cm" svg:height="2.921cm" svg:x="11.705cm" svg:y="23.91cm">
          <text:p text:style-name="P3"><text:span text:style-name="T3">add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0.918cm" svg:height="2.921cm" svg:x="11.705cm" svg:y="27.012cm">
          <text:p text:style-name="P3"><text:span text:style-name="T3">del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758cm" svg:height="0.576cm" svg:x="22.084cm" svg:y="9.63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1" draw:layer="layout" svg:width="6.587cm" svg:height="0.997cm" svg:x="18.929cm" svg:y="12.61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11" draw:text-style-name="P1" draw:layer="layout" svg:width="6.695cm" svg:height="1.397cm" svg:x="18.858cm" svg:y="12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6.672cm" svg:height="0.997cm" svg:x="25.829cm" svg:y="12.61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11" draw:text-style-name="P1" draw:layer="layout" svg:width="6.695cm" svg:height="1.397cm" svg:x="25.758cm" svg:y="12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6.695cm" svg:height="1.397cm" svg:x="11.953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6.587cm" svg:height="0.997cm" svg:x="12.024cm" svg:y="14.26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1" draw:layer="layout" svg:width="6.587cm" svg:height="0.997cm" svg:x="18.924cm" svg:y="14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1" draw:text-style-name="P1" draw:layer="layout" svg:width="6.695cm" svg:height="1.397cm" svg:x="18.853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6.672cm" svg:height="0.997cm" svg:x="25.824cm" svg:y="14.26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11" draw:text-style-name="P1" draw:layer="layout" svg:width="6.695cm" svg:height="1.397cm" svg:x="25.753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6.695cm" svg:height="1.397cm" svg:x="11.949cm" svg:y="15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6.587cm" svg:height="0.997cm" svg:x="12.02cm" svg:y="15.91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1" draw:layer="layout" svg:width="6.502cm" svg:height="0.997cm" svg:x="18.92cm" svg:y="15.91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1" draw:text-style-name="P1" draw:layer="layout" svg:width="6.695cm" svg:height="1.397cm" svg:x="18.849cm" svg:y="15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6.672cm" svg:height="0.997cm" svg:x="25.82cm" svg:y="15.91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11" draw:text-style-name="P1" draw:layer="layout" svg:width="6.695cm" svg:height="1.397cm" svg:x="25.749cm" svg:y="15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6.695cm" svg:height="1.397cm" svg:x="11.949cm" svg:y="17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6.587cm" svg:height="0.997cm" svg:x="12.02cm" svg:y="17.5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" draw:text-style-name="P1" draw:layer="layout" svg:width="6.587cm" svg:height="0.997cm" svg:x="18.92cm" svg:y="17.57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11" draw:text-style-name="P1" draw:layer="layout" svg:width="6.695cm" svg:height="1.397cm" svg:x="18.849cm" svg:y="17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6.672cm" svg:height="0.997cm" svg:x="25.82cm" svg:y="17.57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1" draw:text-style-name="P1" draw:layer="layout" svg:width="6.695cm" svg:height="1.397cm" svg:x="25.749cm" svg:y="17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6.695cm" svg:height="1.397cm" svg:x="11.949cm" svg:y="18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6.502cm" svg:height="0.997cm" svg:x="12.02cm" svg:y="19.20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5" draw:text-style-name="P1" draw:layer="layout" svg:width="6.502cm" svg:height="0.997cm" svg:x="18.92cm" svg:y="19.20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11" draw:text-style-name="P1" draw:layer="layout" svg:width="6.695cm" svg:height="1.397cm" svg:x="18.849cm" svg:y="18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6.672cm" svg:height="0.997cm" svg:x="25.82cm" svg:y="19.20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11" draw:text-style-name="P1" draw:layer="layout" svg:width="6.695cm" svg:height="1.397cm" svg:x="25.749cm" svg:y="18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6.695cm" svg:height="1.397cm" svg:x="11.949cm" svg:y="20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6.502cm" svg:height="0.997cm" svg:x="12.02cm" svg:y="20.83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" draw:text-style-name="P1" draw:layer="layout" svg:width="6.502cm" svg:height="0.997cm" svg:x="18.92cm" svg:y="20.83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11" draw:text-style-name="P1" draw:layer="layout" svg:width="6.695cm" svg:height="1.397cm" svg:x="18.849cm" svg:y="20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6.672cm" svg:height="0.997cm" svg:x="25.82cm" svg:y="20.83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gr11" draw:text-style-name="P1" draw:layer="layout" svg:width="6.695cm" svg:height="1.397cm" svg:x="25.749cm" svg:y="20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6.695cm" svg:height="1.397cm" svg:x="11.949cm" svg:y="22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6.417cm" svg:height="0.997cm" svg:x="12.02cm" svg:y="22.43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" draw:text-style-name="P1" draw:layer="layout" svg:width="6.417cm" svg:height="0.997cm" svg:x="18.92cm" svg:y="22.4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ustom-shape draw:style-name="gr11" draw:text-style-name="P1" draw:layer="layout" svg:width="6.695cm" svg:height="1.397cm" svg:x="18.849cm" svg:y="22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6.672cm" svg:height="0.997cm" svg:x="25.82cm" svg:y="22.4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11" draw:text-style-name="P1" draw:layer="layout" svg:width="6.695cm" svg:height="1.397cm" svg:x="25.749cm" svg:y="22.18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MU Serif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4T12:05:45.689839336</meta:creation-date>
    <dc:date>2020-09-14T13:18:29.463853823</dc:date>
    <meta:editing-duration>PT57M53S</meta:editing-duration>
    <meta:editing-cycles>25</meta:editing-cycles>
    <meta:generator>LibreOffice/6.0.7.3$Linux_X86_64 LibreOffice_project/00m0$Build-3</meta:generator>
    <meta:document-statistic meta:object-count="70"/>
  </office:meta>
</office:document-meta>
</file>

<file path=Object 1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tyle color="red">
              <msub>
                <mi>x</mi>
                <mn>1</mn>
              </msub>
            </mstyle>
            <mi>,</mi>
            <msub>
              <mi>x</mi>
              <mn>2</mn>
            </msub>
            <mi>,</mi>
            <msub>
              <mi>x</mi>
              <mn>3</mn>
            </msub>
          </mrow>
        </mrow>
        <mo fence="true" stretchy="false">)</mo>
      </mrow>
    </mrow>
    <annotation encoding="StarMath 5.0">c_3^1( color red{x_1} , x_2 , x_3 )</annotation>
  </semantics>
</math>
</file>

<file path=Object 10/content.xml><?xml version="1.0" encoding="utf-8"?>
<math xmlns="http://www.w3.org/1998/Math/MathML" display="block">
  <semantics>
    <mi mathvariant="normal">∅</mi>
    <annotation encoding="StarMath 5.0"> emptyset </annotation>
  </semantics>
</math>
</file>

<file path=Object 11/content.xml><?xml version="1.0" encoding="utf-8"?>
<math xmlns="http://www.w3.org/1998/Math/MathML" display="block">
  <semantics>
    <mi mathvariant="normal">∅</mi>
    <annotation encoding="StarMath 5.0"> emptyset </annotation>
  </semantics>
</math>
</file>

<file path=Object 12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2(  "false"_{x_1} , "false"_{x_2} , "true"_{x_3} )</annotation>
  </semantics>
</math>
</file>

<file path=Object 13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3(  "false"_{x_1} , "false"_{x_2} , "false"_{x_3} )</annotation>
  </semantics>
</math>
</file>

<file path=Object 14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false"_{x_1} , "false"_{x_2} , "false"_{x_3} )</annotation>
  </semantics>
</math>
</file>

<file path=Object 15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false"_{x_1} , "true"_{x_2} , "false"_{x_3} )</annotation>
  </semantics>
</math>
</file>

<file path=Object 16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2(  "false"_{x_1} , "true"_{x_2} , "true"_{x_3} )</annotation>
  </semantics>
</math>
</file>

<file path=Object 17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false"_{x_1} , "false"_{x_2} , "false"_{x_3} )</annotation>
  </semantics>
</math>
</file>

<file path=Object 18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true"_{x_1} , "false"_{x_2} , "false"_{x_3} )</annotation>
  </semantics>
</math>
</file>

<file path=Object 19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2(  "true"_{x_1} , "false"_{x_2} , "false"_{x_3} )</annotation>
  </semantics>
</math>
</file>

<file path=Object 2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i>x</mi>
              <mn>2</mn>
            </msub>
            <mi>,</mi>
            <msub>
              <mi>x</mi>
              <mn>3</mn>
            </msub>
            <mi>,</mi>
            <msub>
              <mi>x</mi>
              <mn>4</mn>
            </msub>
          </mrow>
        </mrow>
        <mo fence="true" stretchy="false">)</mo>
      </mrow>
    </mrow>
    <annotation encoding="StarMath 5.0">c_3^2( x_2 , x_3 , x_4 )</annotation>
  </semantics>
</math>
</file>

<file path=Object 20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false"_{x_1} , "false"_{x_2} , "false"_{x_3} )</annotation>
  </semantics>
</math>
</file>

<file path=Object 21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true"_{x_1} , "false"_{x_2} , "true"_{x_3} )</annotation>
  </semantics>
</math>
</file>

<file path=Object 22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2(  "true"_{x_1} , "false"_{x_2} , "true"_{x_3} )</annotation>
  </semantics>
</math>
</file>

<file path=Object 23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false"_{x_1} , "false"_{x_2} , "false"_{x_3} )</annotation>
  </semantics>
</math>
</file>

<file path=Object 24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true"_{x_1} , "true"_{x_2} , "false"_{x_3} )</annotation>
  </semantics>
</math>
</file>

<file path=Object 25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2(  "true"_{x_1} , "true"_{x_2} , "false"_{x_3} )</annotation>
  </semantics>
</math>
</file>

<file path=Object 26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false"_{x_1} , "false"_{x_2} , "false"_{x_3} )</annotation>
  </semantics>
</math>
</file>

<file path=Object 27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true"_{x_1} , "true"_{x_2} , "true"_{x_3} )</annotation>
  </semantics>
</math>
</file>

<file path=Object 28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2(  "true"_{x_1} , "true"_{x_2} , "true"_{x_3} )</annotation>
  </semantics>
</math>
</file>

<file path=Object 29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false"_{x_1} , "false"_{x_2} , "false"_{x_3} )</annotation>
  </semantics>
</math>
</file>

<file path=Object 3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ub>
              <mi>x</mi>
              <mn>1</mn>
            </msub>
            <mi>,</mi>
            <msub>
              <mi>x</mi>
              <mn>2</mn>
            </msub>
            <mi>,</mi>
            <msub>
              <mi>x</mi>
              <mn>4</mn>
            </msub>
          </mrow>
        </mrow>
        <mo fence="true" stretchy="false">)</mo>
      </mrow>
    </mrow>
    <annotation encoding="StarMath 5.0">c_3^3( x_1 , x_2 , x_4 )</annotation>
  </semantics>
</math>
</file>

<file path=Object 4/content.xml><?xml version="1.0" encoding="utf-8"?>
<math xmlns="http://www.w3.org/1998/Math/MathML" display="block">
  <semantics>
    <mi mathvariant="normal">∅</mi>
    <annotation encoding="StarMath 5.0"> emptyset </annotation>
  </semantics>
</math>
</file>

<file path=Object 5/content.xml><?xml version="1.0" encoding="utf-8"?>
<math xmlns="http://www.w3.org/1998/Math/MathML" display="block">
  <semantics>
    <mi mathvariant="normal">∅</mi>
    <annotation encoding="StarMath 5.0"> emptyset </annotation>
  </semantics>
</math>
</file>

<file path=Object 6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false"_{x_1} , "false"_{x_2} , "false"_{x_3} )</annotation>
  </semantics>
</math>
</file>

<file path=Object 7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false"_{x_1} , "false"_{x_2} , "true"_{x_3} )</annotation>
  </semantics>
</math>
</file>

<file path=Object 8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2(  "false"_{x_1} , "true"_{x_2} , "false"_{x_3} )</annotation>
  </semantics>
</math>
</file>

<file path=Object 9/content.xml><?xml version="1.0" encoding="utf-8"?>
<math xmlns="http://www.w3.org/1998/Math/MathML" display="block">
  <semantics>
    <mi mathvariant="normal">∅</mi>
    <annotation encoding="StarMath 5.0"> emptyset </annotation>
  </semantics>
</math>
</file>